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Lucida Grande" svg:font-family="'Lucida Grande', Verdana, Lucida, Helvetica, Arial, sans-serif"/>
    <style:font-face style:name="Monaco" svg:font-family="Monaco, 'Courier New', Courier, monospace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Liberation Serif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15a75" officeooo:paragraph-rsid="00215a75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15a75" officeooo:paragraph-rsid="00215a75" style:font-size-asian="20pt" style:font-weight-asian="bold" style:font-name-complex="Times New Roman" style:font-size-complex="20pt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style:line-height-at-least="0.503cm"/>
      <style:text-properties fo:color="#000000" style:font-name="Ubuntu Mono" fo:font-size="9pt" fo:font-weight="normal" officeooo:rsid="0025d8de" officeooo:paragraph-rsid="0025d8de" fo:background-color="#ffffff" style:font-size-asian="9pt" style:font-size-complex="9pt"/>
    </style:style>
    <style:style style:name="P12" style:family="paragraph" style:parent-style-name="Standard">
      <style:paragraph-properties style:line-height-at-least="0.503cm"/>
      <style:text-properties fo:color="#000000" style:font-name="Ubuntu Mono" fo:font-size="9pt" fo:font-weight="normal" officeooo:rsid="0026f3ad" officeooo:paragraph-rsid="0026f3ad" fo:background-color="#ffffff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000000" style:font-name="Ubuntu Mono" fo:font-size="9pt" fo:font-weight="normal" officeooo:rsid="00260bbc" officeooo:paragraph-rsid="00260bbc" fo:background-color="#ffffff" style:font-size-asian="9pt" style:font-weight-asian="bold" style:font-size-complex="9pt" style:font-weight-complex="bold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style:font-name="Ubuntu Mono" fo:font-size="9pt" fo:font-weight="normal" officeooo:rsid="0026f3ad" officeooo:paragraph-rsid="0026f3ad" fo:background-color="#ffffff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line-height-at-least="0.503cm"/>
      <style:text-properties fo:color="#000000" style:font-name="Ubuntu Mono" fo:font-size="9pt" fo:background-color="#ffffff" style:font-size-asian="9pt" style:font-size-complex="9pt"/>
    </style:style>
    <style:style style:name="P16" style:family="paragraph" style:parent-style-name="Standard">
      <style:paragraph-properties style:line-height-at-least="0.503cm"/>
      <style:text-properties fo:color="#000000" style:font-name="Ubuntu Mono" fo:font-size="9pt" officeooo:paragraph-rsid="002aa620" fo:background-color="#ffffff" style:font-size-asian="9pt" style:font-size-complex="9pt"/>
    </style:style>
    <style:style style:name="P17" style:family="paragraph" style:parent-style-name="Standard">
      <style:paragraph-properties style:line-height-at-least="0.503cm"/>
      <style:text-properties fo:color="#000000" style:font-name="Liberation Serif" fo:font-size="10pt" fo:font-weight="bold" officeooo:rsid="0025d8de" officeooo:paragraph-rsid="0025d8de" fo:background-color="#ffffff" style:font-size-asian="8.75pt" style:font-weight-asian="bold" style:font-size-complex="10pt" style:font-weight-complex="bold"/>
    </style:style>
    <style:style style:name="P18" style:family="paragraph" style:parent-style-name="Standard">
      <style:paragraph-properties style:line-height-at-least="0.503cm"/>
      <style:text-properties fo:color="#000000" style:font-name="Liberation Serif" fo:font-size="10pt" fo:font-weight="bold" officeooo:rsid="00293de1" officeooo:paragraph-rsid="00293de1" fo:background-color="#ffffff" style:font-size-asian="8.75pt" style:font-weight-asian="bold" style:font-size-complex="10pt" style:font-weight-complex="bold"/>
    </style:style>
    <style:style style:name="P19" style:family="paragraph" style:parent-style-name="Standard">
      <style:paragraph-properties style:line-height-at-least="0.503cm"/>
      <style:text-properties fo:color="#000000" style:font-name="Liberation Serif" fo:font-size="10pt" fo:font-weight="bold" officeooo:rsid="002aa620" officeooo:paragraph-rsid="002aa620" fo:background-color="#ffffff" style:font-size-asian="8.75pt" style:font-weight-asian="bold" style:font-size-complex="10pt" style:font-weight-complex="bold"/>
    </style:style>
    <style:style style:name="P20" style:family="paragraph" style:parent-style-name="Standard">
      <style:paragraph-properties style:line-height-at-least="0.503cm"/>
      <style:text-properties fo:color="#000000" style:font-name="Liberation Serif" fo:font-size="10pt" fo:font-weight="normal" fo:background-color="#ffffff" style:font-size-asian="8.75pt" style:font-size-complex="10pt"/>
    </style:style>
    <style:style style:name="P21" style:family="paragraph" style:parent-style-name="Standard">
      <style:paragraph-properties style:line-height-at-least="0.503cm"/>
      <style:text-properties style:font-name="Ubuntu Mono" fo:font-size="9pt" style:font-size-asian="9pt" style:font-size-complex="9pt"/>
    </style:style>
    <style:style style:name="P22" style:family="paragraph" style:parent-style-name="Standard">
      <style:paragraph-properties style:line-height-at-least="0.503cm"/>
      <style:text-properties fo:font-size="10pt" officeooo:rsid="0025d8de" style:font-size-asian="10pt" style:font-size-complex="10pt"/>
    </style:style>
    <style:style style:name="P23" style:family="paragraph" style:parent-style-name="Standard">
      <style:paragraph-properties style:line-height-at-least="0.503cm"/>
      <style:text-properties fo:font-size="10pt" officeooo:rsid="0025d8de" officeooo:paragraph-rsid="00260bbc" style:font-size-asian="10pt" style:font-size-complex="10pt"/>
    </style:style>
    <style:style style:name="P24" style:family="paragraph" style:parent-style-name="Standard">
      <style:text-properties fo:color="#ce9178" style:font-name="Droid Sans Mono" fo:font-size="10.5pt" fo:font-weight="normal" officeooo:paragraph-rsid="00231e30" fo:background-color="#1e1e1e"/>
    </style:style>
    <style:style style:name="P25" style:family="paragraph" style:parent-style-name="Normalny">
      <style:text-properties style:font-name="Liberation Serif"/>
    </style:style>
    <style:style style:name="P26" style:family="paragraph" style:parent-style-name="Normalny">
      <style:text-properties style:font-name="Liberation Serif" fo:font-weight="bold" officeooo:rsid="00231e30" officeooo:paragraph-rsid="00231e30" style:font-weight-asian="bold" style:font-weight-complex="bold"/>
    </style:style>
    <style:style style:name="P27" style:family="paragraph" style:parent-style-name="Normalny">
      <style:paragraph-properties fo:text-align="justify" style:justify-single-word="false"/>
      <style:text-properties style:font-name="Liberation Serif" fo:font-size="10pt" fo:font-weight="bold" officeooo:rsid="0025d8de" officeooo:paragraph-rsid="0025d8de" style:font-size-asian="8.75pt" style:font-weight-asian="bold" style:font-size-complex="10pt" style:font-weight-complex="bold"/>
    </style:style>
    <style:style style:name="P28" style:family="paragraph" style:parent-style-name="Normalny">
      <style:paragraph-properties fo:text-align="justify" style:justify-single-word="false"/>
      <style:text-properties style:font-name="Liberation Serif" fo:font-size="10pt" fo:font-weight="bold" officeooo:rsid="00260bbc" officeooo:paragraph-rsid="00260bbc" style:font-size-asian="8.75pt" style:font-weight-asian="bold" style:font-size-complex="10pt" style:font-weight-complex="bold"/>
    </style:style>
    <style:style style:name="P29" style:family="paragraph" style:parent-style-name="Normalny">
      <style:paragraph-properties fo:text-align="justify" style:justify-single-word="false"/>
      <style:text-properties style:font-name="Liberation Serif" fo:font-size="10pt" fo:font-weight="bold" officeooo:rsid="0026f3ad" officeooo:paragraph-rsid="0026f3ad" style:font-size-asian="8.75pt" style:font-weight-asian="bold" style:font-size-complex="10pt" style:font-weight-complex="bold"/>
    </style:style>
    <style:style style:name="P30" style:family="paragraph" style:parent-style-name="Normalny">
      <style:text-properties style:font-name="Liberation Serif" fo:font-size="10pt" fo:font-weight="bold" officeooo:rsid="00231e30" officeooo:paragraph-rsid="00231e30" style:font-size-asian="10pt" style:font-weight-asian="bold" style:font-size-complex="10pt" style:font-weight-complex="bold"/>
    </style:style>
    <style:style style:name="P31" style:family="paragraph" style:parent-style-name="Normalny">
      <style:paragraph-properties style:line-height-at-least="0.503cm" fo:text-align="justify" style:justify-single-word="false"/>
      <style:text-properties fo:color="#000000" style:font-name="Liberation Serif" fo:font-size="10pt" fo:font-weight="bold" officeooo:rsid="0026f3ad" officeooo:paragraph-rsid="0026f3ad" fo:background-color="#ffffff" style:font-size-asian="8.75pt" style:font-weight-asian="bold" style:font-size-complex="10pt" style:font-weight-complex="bold"/>
    </style:style>
    <style:style style:name="P32" style:family="paragraph" style:parent-style-name="Normalny">
      <style:paragraph-properties style:line-height-at-least="0cm" fo:text-align="justify" style:justify-single-word="false"/>
      <style:text-properties fo:color="#000000" style:font-name="Liberation Serif" fo:font-size="10pt" fo:font-weight="bold" officeooo:rsid="0026f3ad" officeooo:paragraph-rsid="0026f3ad" fo:background-color="#ffffff" style:font-size-asian="8.75pt" style:font-weight-asian="bold" style:font-size-complex="10pt" style:font-weight-complex="bold"/>
    </style:style>
    <style:style style:name="P33" style:family="paragraph" style:parent-style-name="Normalny">
      <style:paragraph-properties style:line-height-at-least="0.503cm" fo:text-align="justify" style:justify-single-word="false"/>
      <style:text-properties fo:color="#000000" style:font-name="Ubuntu Mono" fo:font-size="9pt" fo:font-weight="normal" officeooo:rsid="0026f3ad" officeooo:paragraph-rsid="0026f3ad" fo:background-color="#ffffff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Ubuntu Mono" fo:font-size="9pt" fo:font-weight="normal" officeooo:rsid="0025d8de" officeooo:paragraph-rsid="0025d8de" fo:background-color="#ffffff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 Mono" fo:font-size="9pt" fo:font-weight="normal" officeooo:rsid="00270f22" officeooo:paragraph-rsid="00270f22" fo:background-color="#ffffff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 Mono" fo:font-size="9pt" fo:font-weight="normal" officeooo:rsid="00293de1" officeooo:paragraph-rsid="00293de1" fo:background-color="#ffffff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6f3ad" fo:background-color="#ffffff" style:font-size-asian="8.75pt" style:font-weight-asian="normal" style:font-size-complex="10pt" style:font-weight-complex="normal"/>
    </style:style>
    <style:style style:name="P3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31e30" officeooo:paragraph-rsid="00231e30" style:font-size-asian="8.75pt" style:font-weight-asian="normal" style:font-size-complex="10pt" style:font-weight-complex="normal"/>
    </style:style>
    <style:style style:name="P39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3688b" officeooo:paragraph-rsid="0023688b" style:font-size-asian="8.75pt" style:font-weight-asian="normal" style:font-size-complex="10pt" style:font-weight-complex="normal"/>
    </style:style>
    <style:style style:name="P40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47232" officeooo:paragraph-rsid="00247232" style:font-size-asian="8.75pt" style:font-weight-asian="normal" style:font-size-complex="10pt" style:font-weight-complex="normal"/>
    </style:style>
    <style:style style:name="P41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26f3ad" officeooo:paragraph-rsid="0026f3ad" style:font-size-asian="8.75pt" style:font-weight-asian="normal" style:font-size-complex="10pt" style:font-weight-complex="normal"/>
    </style:style>
    <style:style style:name="P42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25d8de" officeooo:paragraph-rsid="0025d8de" style:font-size-asian="10pt" style:font-weight-asian="normal" style:font-size-complex="10pt" style:font-weight-complex="normal"/>
    </style:style>
    <style:style style:name="P4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bold" officeooo:rsid="00231e30" officeooo:paragraph-rsid="00231e30" style:font-size-asian="8.75pt" style:font-weight-asian="bold" style:font-size-complex="10pt" style:font-weight-complex="bold"/>
    </style:style>
    <style:style style:name="P4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bold" officeooo:rsid="0023688b" officeooo:paragraph-rsid="0023688b" style:font-size-asian="8.75pt" style:font-weight-asian="bold" style:font-size-complex="10pt" style:font-weight-complex="bold"/>
    </style:style>
    <style:style style:name="P4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bold" officeooo:rsid="00247232" officeooo:paragraph-rsid="00247232" style:font-size-asian="8.75pt" style:font-weight-asian="bold" style:font-size-complex="10pt" style:font-weight-complex="bold"/>
    </style:style>
    <style:style style:name="P46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rsid="0026f3ad" officeooo:paragraph-rsid="0026f3ad" style:font-size-asian="8.75pt" style:font-weight-asian="bold" style:font-size-complex="10pt" style:font-weight-complex="bold"/>
    </style:style>
    <style:style style:name="P4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0pt" fo:font-weight="bold" officeooo:rsid="0026f3ad" officeooo:paragraph-rsid="0026f3ad" style:font-size-asian="8.75pt" style:font-weight-asian="bold" style:font-size-complex="10pt" style:font-weight-complex="bold"/>
    </style:style>
    <style:style style:name="P48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style:font-name="Liberation Serif" fo:font-size="10pt" fo:font-weight="bold" officeooo:rsid="00270f22" officeooo:paragraph-rsid="00293de1" style:font-size-asian="8.75pt" style:font-weight-asian="bold" style:font-size-complex="10pt" style:font-weight-complex="bold"/>
    </style:style>
    <style:style style:name="P49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rsid="0025d8de" officeooo:paragraph-rsid="0025d8de" style:font-size-asian="10pt" style:font-weight-asian="bold" style:font-size-complex="10pt" style:font-weight-complex="bold"/>
    </style:style>
    <style:style style:name="P50" style:family="paragraph" style:parent-style-name="Normalny">
      <style:paragraph-properties fo:margin-top="0cm" fo:margin-bottom="0cm" loext:contextual-spacing="false"/>
      <style:text-properties fo:font-size="10pt" officeooo:paragraph-rsid="0025d8de" style:font-size-asian="10pt" style:font-size-complex="10pt"/>
    </style:style>
    <style:style style:name="P51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bold" officeooo:rsid="0026f3ad" officeooo:paragraph-rsid="0026f3ad" fo:background-color="#ffffff" style:font-size-asian="8.75pt" style:font-weight-asian="bold" style:font-size-complex="10pt" style:font-weight-complex="bold"/>
    </style:style>
    <style:style style:name="P52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70f22" fo:background-color="#ffffff" style:font-size-asian="8.75pt" style:font-weight-asian="normal" style:font-size-complex="10pt" style:font-weight-complex="normal"/>
    </style:style>
    <style:style style:name="P53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93de1" fo:background-color="#ffffff" style:font-size-asian="8.75pt" style:font-weight-asian="normal" style:font-size-complex="10pt" style:font-weight-complex="normal"/>
    </style:style>
    <style:style style:name="P54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aa620" fo:background-color="#ffffff" style:font-size-asian="8.75pt" style:font-weight-asian="normal" style:font-size-complex="10pt" style:font-weight-complex="normal"/>
    </style:style>
    <style:style style:name="P55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93de1" officeooo:paragraph-rsid="00293de1" fo:background-color="#ffffff" style:font-size-asian="8.75pt" style:font-weight-asian="normal" style:font-size-complex="10pt" style:font-weight-complex="normal"/>
    </style:style>
    <style:style style:name="P56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officeooo:paragraph-rsid="0026f3ad"/>
    </style:style>
    <style:style style:name="P57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officeooo:paragraph-rsid="00270f22"/>
    </style:style>
    <style:style style:name="P58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officeooo:paragraph-rsid="00293de1"/>
    </style:style>
    <style:style style:name="P59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officeooo:paragraph-rsid="002aa620"/>
    </style:style>
    <style:style style:name="P60" style:family="paragraph" style:parent-style-name="Normalny">
      <style:paragraph-properties fo:margin-top="0cm" fo:margin-bottom="0cm" loext:contextual-spacing="false" fo:text-align="justify" style:justify-single-word="false"/>
      <style:text-properties officeooo:paragraph-rsid="00270f22"/>
    </style:style>
    <style:style style:name="P61" style:family="paragraph" style:parent-style-name="Normalny">
      <style:paragraph-properties fo:margin-top="0cm" fo:margin-bottom="0cm" loext:contextual-spacing="false" fo:text-align="justify" style:justify-single-word="false"/>
      <style:text-properties officeooo:paragraph-rsid="00293de1"/>
    </style:style>
    <style:style style:name="P62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paragraph-rsid="00270f22" style:font-size-asian="10pt" style:font-size-complex="10pt"/>
    </style:style>
    <style:style style:name="P63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9c948" officeooo:paragraph-rsid="0029c948" style:font-size-asian="10pt" style:font-size-complex="10pt"/>
    </style:style>
    <style:style style:name="P64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293de1" officeooo:paragraph-rsid="00293de1" style:font-size-asian="10pt" style:font-weight-asian="bold" style:font-size-complex="10pt" style:font-weight-complex="bold"/>
    </style:style>
    <style:style style:name="P65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font-variant="normal" fo:text-transform="none" fo:color="#000000" style:font-name="Ubuntu Mono" fo:font-size="10pt" fo:letter-spacing="normal" fo:font-style="normal" fo:font-weight="bold" officeooo:rsid="00293de1" officeooo:paragraph-rsid="002aa620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67" style:family="paragraph" style:parent-style-name="Text_20_body">
      <style:paragraph-properties fo:margin-top="0cm" fo:margin-bottom="0cm" loext:contextual-spacing="false" style:line-height-at-least="0.503cm"/>
      <style:text-properties fo:color="#000000" style:font-name="Liberation Serif" fo:font-size="10pt" fo:font-weight="normal" officeooo:rsid="0025d8de" officeooo:paragraph-rsid="0025d8de" fo:background-color="#ffffff" style:font-size-asian="8.75pt" style:font-weight-asian="normal" style:font-size-complex="10pt" style:font-weight-complex="normal"/>
    </style:style>
    <style:style style:name="P68" style:family="paragraph" style:parent-style-name="Text_20_body">
      <style:paragraph-properties fo:margin-top="0cm" fo:margin-bottom="0cm" loext:contextual-spacing="false" style:line-height-at-least="0cm"/>
      <style:text-properties fo:color="#000000" style:font-name="Liberation Serif" fo:font-size="10pt" fo:font-weight="normal" officeooo:rsid="0025d8de" officeooo:paragraph-rsid="0026f3ad" fo:background-color="#ffffff" style:font-size-asian="8.75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6f3ad" fo:background-color="#ffffff" style:font-size-asian="8.75pt" style:font-weight-asian="normal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70f22" fo:background-color="#ffffff" style:font-size-asian="8.75pt" style:font-weight-asian="normal" style:font-size-complex="10pt" style:font-weight-complex="normal"/>
    </style:style>
    <style:style style:name="P71" style:family="paragraph" style:parent-style-name="Text_20_body">
      <style:paragraph-properties fo:margin-top="0cm" fo:margin-bottom="0cm" loext:contextual-spacing="false" style:line-height-at-least="0.503cm"/>
      <style:text-properties officeooo:paragraph-rsid="0025d8de"/>
    </style:style>
    <style:style style:name="P72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officeooo:paragraph-rsid="0026f3ad"/>
    </style:style>
    <style:style style:name="P73" style:family="paragraph" style:parent-style-name="Standard">
      <style:text-properties fo:color="#000000" style:font-name="Ubuntu Mono" fo:font-size="9pt" fo:font-weight="normal" officeooo:rsid="002ac81b" officeooo:paragraph-rsid="002ac81b" fo:background-color="#ffffff" style:font-size-asian="9pt" style:font-weight-asian="bold" style:font-size-complex="9pt" style:font-weight-complex="bold"/>
    </style:style>
    <style:style style:name="P74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size-complex="9pt"/>
    </style:style>
    <style:style style:name="P75" style:family="paragraph" style:parent-style-name="Standard">
      <style:paragraph-properties style:line-height-at-least="0.503cm"/>
      <style:text-properties fo:color="#000000" style:font-name="Ubuntu Mono" fo:font-size="9pt" fo:background-color="#ffffff" style:font-size-asian="9pt" style:font-size-complex="9pt"/>
    </style:style>
    <style:style style:name="P76" style:family="paragraph" style:parent-style-name="Standard">
      <style:paragraph-properties style:line-height-at-least="0.503cm"/>
      <style:text-properties fo:color="#000000" style:font-name="Liberation Serif" fo:font-size="10pt" fo:font-weight="bold" officeooo:rsid="002ac81b" officeooo:paragraph-rsid="002ac81b" fo:background-color="#ffffff" style:font-size-asian="8.75pt" style:font-weight-asian="bold" style:font-size-complex="10pt" style:font-weight-complex="bold"/>
    </style:style>
    <style:style style:name="P77" style:family="paragraph" style:parent-style-name="Standard">
      <style:paragraph-properties style:line-height-at-least="0.503cm"/>
      <style:text-properties style:font-name="Ubuntu Mono" fo:font-size="9pt" style:font-size-asian="9pt" style:font-size-complex="9pt"/>
    </style:style>
    <style:style style:name="P78" style:family="paragraph" style:parent-style-name="Normalny" style:list-style-name="L1">
      <style:paragraph-properties fo:text-align="justify" style:justify-single-word="false"/>
      <style:text-properties style:font-name="Liberation Serif" fo:font-size="10pt" fo:font-weight="normal" officeooo:rsid="00231e30" officeooo:paragraph-rsid="00231e30" style:font-size-asian="8.75pt" style:font-weight-asian="normal" style:font-size-complex="10pt" style:font-weight-complex="normal"/>
    </style:style>
    <style:style style:name="P79" style:family="paragraph" style:parent-style-name="Normalny">
      <style:text-properties style:font-name="Liberation Serif" fo:font-size="10pt" fo:font-weight="bold" officeooo:rsid="002aa620" officeooo:paragraph-rsid="002ac81b" style:font-size-asian="8.75pt" style:font-weight-asian="bold" style:font-size-complex="10pt" style:font-weight-complex="bold"/>
    </style:style>
    <style:style style:name="P80" style:family="paragraph" style:parent-style-name="Normalny">
      <style:text-properties style:font-name="Liberation Serif" fo:font-size="10pt" fo:font-weight="bold" officeooo:rsid="002ac81b" officeooo:paragraph-rsid="002ac81b" style:font-size-asian="8.75pt" style:font-weight-asian="bold" style:font-size-complex="10pt" style:font-weight-complex="bold"/>
    </style:style>
    <style:style style:name="P81" style:family="paragraph" style:parent-style-name="Normalny">
      <style:text-properties fo:font-variant="normal" fo:text-transform="none" fo:color="#000000" style:font-name="Lucida Grande" fo:font-size="9pt" fo:letter-spacing="normal" fo:font-style="normal" fo:font-weight="normal" officeooo:rsid="00231e30" officeooo:paragraph-rsid="00231e30" style:font-weight-asian="bold" style:font-weight-complex="bold"/>
    </style:style>
    <style:style style:name="P82" style:family="paragraph" style:parent-style-name="Normalny" style:list-style-name="L1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31e30" officeooo:paragraph-rsid="00231e30" style:font-size-asian="8.75pt" style:font-weight-asian="normal" style:font-size-complex="10pt" style:font-weight-complex="normal"/>
    </style:style>
    <style:style style:name="P83" style:family="paragraph" style:parent-style-name="Normalny" style:list-style-name="L2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31e30" officeooo:paragraph-rsid="00231e30" style:font-size-asian="8.75pt" style:font-weight-asian="normal" style:font-size-complex="10pt" style:font-weight-complex="normal"/>
    </style:style>
    <style:style style:name="P84" style:family="paragraph" style:parent-style-name="Normalny" style:list-style-name="L3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023688b" officeooo:paragraph-rsid="0023688b" style:font-size-asian="8.75pt" style:font-weight-asian="normal" style:font-size-complex="10pt" style:font-weight-complex="normal"/>
    </style:style>
    <style:style style:name="P85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color="#000000" style:font-name="Liberation Serif" fo:font-size="10pt" fo:font-weight="normal" officeooo:rsid="0025d8de" officeooo:paragraph-rsid="002ac81b" fo:background-color="#ffffff" style:font-size-asian="8.75pt" style:font-weight-asian="normal" style:font-size-complex="10pt" style:font-weight-complex="normal"/>
    </style:style>
    <style:style style:name="P86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officeooo:paragraph-rsid="002ac81b"/>
    </style:style>
    <style:style style:name="P87" style:family="paragraph" style:parent-style-name="Normalny">
      <style:paragraph-properties fo:margin-top="0cm" fo:margin-bottom="0cm" loext:contextual-spacing="false" style:line-height-at-least="0cm" fo:text-align="justify" style:justify-single-word="false"/>
      <style:text-properties fo:font-variant="normal" fo:text-transform="none" fo:color="#000000" style:font-name="Ubuntu Mono" fo:font-size="10pt" fo:letter-spacing="normal" fo:font-style="normal" fo:font-weight="bold" officeooo:rsid="00293de1" officeooo:paragraph-rsid="002ac81b" style:font-size-asian="10pt" style:font-weight-asian="bold" style:font-size-complex="10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60bbc" style:font-weight-asian="normal" style:font-weight-complex="normal"/>
    </style:style>
    <style:style style:name="T4" style:family="text">
      <style:text-properties fo:font-weight="normal" officeooo:rsid="002ac81b" style:font-weight-asian="normal" style:font-weight-complex="normal"/>
    </style:style>
    <style:style style:name="T5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0ccc3f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5d8de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6f3ad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70f22" fo:background-color="#ffffff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93de1" fo:background-color="#ffffff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aa620" fo:background-color="#ffffff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ac81b" fo:background-color="#ffffff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bold" officeooo:rsid="00270f22" style:font-size-asian="8.75pt" style:font-weight-asian="bold" style:font-size-complex="10pt" style:font-weight-complex="bold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fo:font-weight="normal" officeooo:rsid="00231e30" style:font-size-asian="10pt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2ac81b" style:font-size-asian="10pt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style:font-size-asian="10pt"/>
    </style:style>
    <style:style style:name="T20" style:family="text">
      <style:text-properties fo:font-variant="normal" fo:text-transform="none" fo:color="#000000" fo:letter-spacing="normal" fo:font-style="normal" officeooo:rsid="00231e30" style:font-size-asian="10pt"/>
    </style:style>
    <style:style style:name="T21" style:family="text">
      <style:text-properties fo:font-variant="normal" fo:text-transform="none" style:font-name="Liberation Serif" fo:letter-spacing="normal" fo:font-style="normal" style:text-underline-style="none" style:font-size-asian="10pt"/>
    </style:style>
    <style:style style:name="T22" style:family="text">
      <style:text-properties fo:font-variant="normal" fo:text-transform="none" style:font-name="Liberation Serif" fo:letter-spacing="normal" fo:font-style="normal" style:text-underline-style="none" officeooo:rsid="000ccc3f" style:font-size-asian="10pt"/>
    </style:style>
    <style:style style:name="T23" style:family="text">
      <style:text-properties fo:font-variant="normal" fo:text-transform="none" fo:letter-spacing="normal" fo:font-style="normal" style:text-underline-style="none" style:font-size-asian="10pt"/>
    </style:style>
    <style:style style:name="T24" style:family="text">
      <style:text-properties fo:font-variant="normal" fo:text-transform="none" fo:letter-spacing="normal" fo:font-style="normal" style:text-underline-style="none" officeooo:rsid="000ccc3f" style:font-size-asian="10pt"/>
    </style:style>
    <style:style style:name="T25" style:family="text">
      <style:text-properties fo:font-variant="normal" fo:text-transform="none" fo:letter-spacing="normal" fo:font-style="normal" style:text-underline-style="none" officeooo:rsid="0026f3ad" style:font-size-asian="10pt"/>
    </style:style>
    <style:style style:name="T26" style:family="text">
      <style:text-properties fo:font-variant="normal" fo:text-transform="none" fo:letter-spacing="normal" fo:font-style="normal" style:text-underline-style="none" officeooo:rsid="001162f5" style:font-size-asian="10pt"/>
    </style:style>
    <style:style style:name="T27" style:family="text">
      <style:text-properties fo:font-variant="normal" fo:text-transform="none" fo:letter-spacing="normal" fo:font-style="normal" style:text-underline-style="none" officeooo:rsid="00270f22" style:font-size-asian="10pt"/>
    </style:style>
    <style:style style:name="T28" style:family="text">
      <style:text-properties fo:font-variant="normal" fo:text-transform="none" fo:letter-spacing="normal" fo:font-style="normal" style:text-underline-style="none" officeooo:rsid="00293de1" style:font-size-asian="10pt"/>
    </style:style>
    <style:style style:name="T29" style:family="text">
      <style:text-properties fo:font-variant="normal" fo:text-transform="none" fo:letter-spacing="normal" fo:font-style="normal" style:text-underline-style="none" officeooo:rsid="002aa620" style:font-size-asian="10pt"/>
    </style:style>
    <style:style style:name="T30" style:family="text">
      <style:text-properties fo:font-variant="normal" fo:text-transform="none" fo:letter-spacing="normal" fo:font-style="normal" style:text-underline-style="none" officeooo:rsid="002ac81b" style:font-size-asian="10pt"/>
    </style:style>
    <style:style style:name="T31" style:family="text">
      <style:text-properties fo:font-variant="normal" fo:text-transform="none" fo:letter-spacing="normal" fo:font-style="normal" style:text-underline-style="none" fo:font-weight="bold" officeooo:rsid="0026f3ad" style:font-size-asian="10pt" style:font-weight-asian="bold" style:font-weight-complex="bold"/>
    </style:style>
    <style:style style:name="T32" style:family="text">
      <style:text-properties fo:font-variant="normal" fo:text-transform="none" fo:letter-spacing="normal" fo:font-style="normal" style:text-underline-style="none" fo:font-weight="bold" officeooo:rsid="00270f22" style:font-size-asian="10pt" style:font-weight-asian="bold" style:font-weight-complex="bold"/>
    </style:style>
    <style:style style:name="T33" style:family="text">
      <style:text-properties fo:font-variant="normal" fo:text-transform="none" fo:letter-spacing="normal" fo:font-style="normal" style:text-underline-style="none" officeooo:rsid="002ac81b"/>
    </style:style>
    <style:style style:name="T34" style:family="text">
      <style:text-properties fo:font-variant="normal" fo:text-transform="none" fo:color="#0000ff" style:font-name="Ubuntu Mono" fo:font-size="9pt" fo:letter-spacing="normal" fo:font-style="normal" style:text-underline-style="none" officeooo:rsid="0026f3ad" style:font-size-asian="9pt" style:font-size-complex="9pt"/>
    </style:style>
    <style:style style:name="T35" style:family="text">
      <style:text-properties fo:font-variant="normal" fo:text-transform="none" fo:color="#0000ff" fo:letter-spacing="normal" fo:font-style="normal"/>
    </style:style>
    <style:style style:name="T36" style:family="text">
      <style:text-properties fo:font-variant="normal" fo:text-transform="none" fo:color="#a31515" style:font-name="Ubuntu Mono" fo:font-size="9pt" fo:letter-spacing="normal" fo:font-style="normal" style:text-underline-style="none" officeooo:rsid="0026f3ad" style:font-size-asian="9pt" style:font-size-complex="9pt"/>
    </style:style>
    <style:style style:name="T37" style:family="text">
      <style:text-properties fo:font-variant="normal" fo:text-transform="none" fo:color="#a31515" fo:letter-spacing="normal" fo:font-style="normal"/>
    </style:style>
    <style:style style:name="T38" style:family="text">
      <style:text-properties fo:font-variant="normal" fo:text-transform="none" fo:font-size="11pt" fo:letter-spacing="normal" fo:font-style="normal" style:text-underline-style="none" fo:font-weight="bold" officeooo:rsid="002ac81b" style:font-size-asian="9.60000038146973pt" style:font-weight-asian="bold" style:font-size-complex="11pt" style:font-weight-complex="bold"/>
    </style:style>
    <style:style style:name="T39" style:family="text">
      <style:text-properties fo:font-variant="normal" fo:text-transform="none" fo:font-size="10pt" fo:letter-spacing="normal" fo:font-style="normal" style:text-underline-style="none" fo:font-weight="normal" officeooo:rsid="002ac81b" style:font-size-asian="8.75pt" style:font-weight-asian="normal" style:font-size-complex="10pt" style:font-weight-complex="normal"/>
    </style:style>
    <style:style style:name="T40" style:family="text">
      <style:text-properties style:font-name="Liberation Serif" fo:font-size="18pt" style:font-size-asian="18pt" style:font-name-complex="Times New Roman" style:font-size-complex="18pt"/>
    </style:style>
    <style:style style:name="T41" style:family="text">
      <style:text-properties style:font-name="Liberation Serif" fo:font-size="18pt" fo:font-weight="bold" style:font-size-asian="18pt" style:font-weight-asian="bold" style:font-name-complex="Times New Roman" style:font-size-complex="18pt"/>
    </style:style>
    <style:style style:name="T42" style:family="text">
      <style:text-properties style:font-name="Liberation Serif" fo:font-size="14pt" style:font-size-asian="14pt"/>
    </style:style>
    <style:style style:name="T43" style:family="text">
      <style:text-properties style:font-name="Liberation Serif" fo:font-size="14pt" style:font-size-asian="14pt" style:font-name-complex="Times New Roman" style:font-size-complex="14pt"/>
    </style:style>
    <style:style style:name="T44" style:family="text"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T45" style:family="text">
      <style:text-properties style:font-name="Liberation Serif" fo:font-size="14pt" fo:font-weight="bold" officeooo:rsid="00215a75" style:font-size-asian="14pt" style:font-weight-asian="bold" style:font-name-complex="Times New Roman" style:font-size-complex="14pt"/>
    </style:style>
    <style:style style:name="T46" style:family="text">
      <style:text-properties style:font-name="Liberation Serif" fo:font-size="14pt" fo:font-weight="bold" officeooo:rsid="000b6a5b" style:font-size-asian="14pt" style:font-weight-asian="bold"/>
    </style:style>
    <style:style style:name="T47" style:family="text">
      <style:text-properties style:font-name="Liberation Serif" fo:font-weight="normal" officeooo:rsid="0025d8de" style:font-weight-asian="normal" style:font-weight-complex="normal"/>
    </style:style>
    <style:style style:name="T48" style:family="text">
      <style:text-properties style:font-name="Liberation Serif" fo:font-weight="bold" officeooo:rsid="0025d8de" style:font-weight-asian="bold" style:font-weight-complex="bold"/>
    </style:style>
    <style:style style:name="T49" style:family="text">
      <style:text-properties style:font-name="Liberation Serif" fo:font-size="10pt" fo:font-weight="bold" officeooo:rsid="00270f22" style:font-size-asian="8.75pt" style:font-weight-asian="bold" style:font-size-complex="10pt" style:font-weight-complex="bold"/>
    </style:style>
    <style:style style:name="T50" style:family="text">
      <style:text-properties style:font-name="Liberation Serif" fo:font-size="10pt" fo:font-weight="bold" officeooo:rsid="00293de1" style:font-size-asian="8.75pt" style:font-weight-asian="bold" style:font-size-complex="10pt" style:font-weight-complex="bold"/>
    </style:style>
    <style:style style:name="T51" style:family="text">
      <style:text-properties style:font-name="Liberation Serif" fo:font-style="normal" style:text-underline-style="none" fo:font-weight="normal" officeooo:rsid="000ccc3f" fo:background-color="#ffffff" loext:char-shading-value="0" style:font-weight-asian="normal" style:font-weight-complex="normal"/>
    </style:style>
    <style:style style:name="T52" style:family="text">
      <style:text-properties style:font-name="Liberation Serif" fo:font-style="normal" style:text-underline-style="none" fo:font-weight="normal" officeooo:rsid="002aa620" fo:background-color="#ffffff" loext:char-shading-value="0" style:font-weight-asian="normal" style:font-weight-complex="normal"/>
    </style:style>
    <style:style style:name="T53" style:family="text">
      <style:text-properties officeooo:rsid="00247232"/>
    </style:style>
    <style:style style:name="T54" style:family="text">
      <style:text-properties style:font-name="Ubuntu Mono"/>
    </style:style>
    <style:style style:name="T55" style:family="text">
      <style:text-properties style:font-name="Ubuntu Mono" officeooo:rsid="00247232"/>
    </style:style>
    <style:style style:name="T56" style:family="text">
      <style:text-properties officeooo:rsid="0025d8de"/>
    </style:style>
    <style:style style:name="T57" style:family="text">
      <style:text-properties fo:color="#0000ff"/>
    </style:style>
    <style:style style:name="T58" style:family="text">
      <style:text-properties fo:color="#0000ff" fo:font-weight="normal"/>
    </style:style>
    <style:style style:name="T59" style:family="text">
      <style:text-properties fo:color="#0000ff" fo:font-weight="normal" fo:background-color="#ffffff" loext:char-shading-value="0"/>
    </style:style>
    <style:style style:name="T60" style:family="text">
      <style:text-properties fo:color="#a31515"/>
    </style:style>
    <style:style style:name="T61" style:family="text">
      <style:text-properties fo:color="#a31515" fo:font-weight="normal"/>
    </style:style>
    <style:style style:name="T62" style:family="text">
      <style:text-properties fo:color="#a31515" fo:font-weight="normal" fo:background-color="#ffffff" loext:char-shading-value="0"/>
    </style:style>
    <style:style style:name="T63" style:family="text">
      <style:text-properties fo:color="#09885a" fo:font-weight="normal"/>
    </style:style>
    <style:style style:name="T64" style:family="text">
      <style:text-properties officeooo:rsid="0026f3ad"/>
    </style:style>
    <style:style style:name="T65" style:family="text">
      <style:text-properties officeooo:rsid="00293de1"/>
    </style:style>
    <style:style style:name="T66" style:family="text">
      <style:text-properties fo:color="#000000" fo:letter-spacing="normal" fo:font-weight="normal" officeooo:rsid="00231e30" style:font-size-asian="10pt" style:font-weight-asian="normal" style:font-weight-complex="normal"/>
    </style:style>
    <style:style style:name="T67" style:family="text">
      <style:text-properties fo:color="#000000" fo:font-weight="normal"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40">Laboratorium</text:span></text:span><text:span text:style-name="Domyślna_20_czcionka_20_akapitu"><text:span text:style-name="T41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43">Studia:</text:span></text:span><text:span text:style-name="Domyślna_20_czcionka_20_akapitu"><text:span text:style-name="T44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43">Kierunek: </text:span></text:span><text:span text:style-name="Domyślna_20_czcionka_20_akapitu"><text:span text:style-name="T44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43">Data wykonania: <text:s/></text:span></text:span><text:span text:style-name="Domyślna_20_czcionka_20_akapitu"><text:span text:style-name="T45">23.10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43">Grupa: <text:s/></text:span></text:span><text:span text:style-name="Domyślna_20_czcionka_20_akapitu"><text:span text:style-name="T44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4"><text:span text:style-name="Domyślna_20_czcionka_20_akapitu"><text:span text:style-name="T42">Imię i nazwisko: </text:span></text:span><text:span text:style-name="Domyślna_20_czcionka_20_akapitu"><text:span text:style-name="T46">Bartłomiej Osak</text:span></text:span></text:p>
            <text:p text:style-name="P4"><text:span text:style-name="Domyślna_20_czcionka_20_akapitu"><text:span text:style-name="T46"/></text:span></text:p>
            <text:p text:style-name="P4"><text:span text:style-name="Domyślna_20_czcionka_20_akapitu"><text:span text:style-name="T46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6">Numer ćwiczenia:</text:p>
          </table:table-cell>
          <table:table-cell table:style-name="Tabela1.B5" office:value-type="string">
            <text:p text:style-name="P6">Temat ćwiczenia:</text:p>
          </table:table-cell>
        </table:table-row>
        <table:table-row table:style-name="Tabela1.6">
          <table:table-cell table:style-name="Tabela1.A6" office:value-type="string">
            <text:p text:style-name="P8">2</text:p>
          </table:table-cell>
          <table:table-cell table:style-name="Tabela1.B6" office:value-type="string">
            <text:p text:style-name="P7">Procesy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66"><text:span text:style-name="Emphasis"><text:span text:style-name="T5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Zadanie 1. </text:p>
      <text:p text:style-name="P30">a) Funkcja fork.</text:p>
      <text:p text:style-name="P38">Jedynym sposobem utworzenia nowego procesu w Unixie jest wywołanie funkcji: <text:span text:style-name="T54">int fork()</text:span>. Wywołanie takiej funkcji nie dotyczy procesu <text:span text:style-name="T54">INIT</text:span> o <text:span text:style-name="T54">PID </text:span>równym 1. Funkcję tę wywołuje się w dwóch przypadkach:</text:p>
      <text:list xml:id="list2103168375973670463" text:style-name="L1">
        <text:list-item>
          <text:p text:style-name="P82">gdy proces wywołujący chce utworzyć swoją kopię tak, aby jedna z nich mogła wykonać inne zadania;</text:p>
        </text:list-item>
        <text:list-item>
          <text:p text:style-name="P82">gdy proces chce wykonać drugi program, wtedy kopia procesu wykonuje polecenie <text:span text:style-name="T54">exec </text:span>– działanie jest to typowe dla programów typu shell;</text:p>
        </text:list-item>
      </text:list>
      <text:p text:style-name="P38">Proces wywołujący funkcję <text:span text:style-name="T54">fork</text:span> nazywany jest procesem macierzystym lub rodzicem (przodkiem). Proces powstały w wyniku wywołania funkcji <text:span text:style-name="T54">fork</text:span> nazywany jest procesem potomnym lub dzieckiem (potomkiem). Wywołanie funkcji <text:span text:style-name="T54">fork </text:span>zwraca następujące wartości:</text:p>
      <text:list xml:id="list4568729878044465928" text:style-name="L2">
        <text:list-item>
          <text:p text:style-name="P83"><text:span text:style-name="T54">PID </text:span>nowego procesu do procesu macierzystego;</text:p>
        </text:list-item>
        <text:list-item>
          <text:p text:style-name="P83">0 do nowego procesu;</text:p>
        </text:list-item>
        <text:list-item>
          <text:p text:style-name="P83">-1 w przypadku wystąpienia błędu wywołania;</text:p>
        </text:list-item>
      </text:list>
      <text:p text:style-name="P38"/>
      <text:p text:style-name="P43">b) Funkcja exit.</text:p>
      <text:p text:style-name="P43"/>
      <text:p text:style-name="P39">Funkcja <text:span text:style-name="T54">exit</text:span> służy do zakończenia procesu. Po jej wykonaniu nigdy nie następuje powrót do procesu, który ją wywołał. Funkcja ta przyjmuje argument, który jest liczbą całkowitą, która oznacza stan końcowy procesu:</text:p>
      <text:list xml:id="list8148464879107118873" text:style-name="L3">
        <text:list-item>
          <text:p text:style-name="P84"><text:span text:style-name="T54">exit(0)</text:span> – poprawne zakończenie wykonania procesu</text:p>
        </text:list-item>
        <text:list-item>
          <text:p text:style-name="P84"><text:span text:style-name="T54">exit(!0) </text:span>– oznacza wystąpienie błędu </text:p>
        </text:list-item>
      </text:list>
      <text:p text:style-name="P39"/>
      <text:p text:style-name="P44">c) Funkcja wait.</text:p>
      <text:p text:style-name="P44"/>
      <text:p text:style-name="P39">Funkcja <text:span text:style-name="T54">wait </text:span>powoduje, że proces oczekuje aż jeden z jego potomków zakończy działanie. <text:span text:style-name="T54">Wait </text:span>zwraca <text:span text:style-name="T54">PID</text:span> procesu potomnego, który został zakończony w wyniku wywołania funkcji <text:span text:style-name="T54">exit</text:span>, w wyniku nadania sygnału lub wykonywania go w trybie śledzenia. Jeżeli proces nie posiada żadnego potomka to funkcja zwraca wartość -1. Gdy proces macierzysty posiada procesy potomne <text:span text:style-name="T53">to oczekuje na zakończenie się jednego z nich. W przypadku, gdy proces potomny kończy działanie to proces macierzysty dostaje sygnał </text:span><text:span text:style-name="T55">SIGCLD</text:span><text:span text:style-name="T53">, który można również zignorować, aby proces macierzysty ignorował zachowanie procesów potomnych (procesy zombie będą automatycznie usuwane). Jeśli proces macierzysty nie wywoła funkcji </text:span><text:span text:style-name="T55">wait</text:span><text:span text:style-name="T53"> to proces potomny, który ma być zakończony staje się procesem zombie. Jego </text:span><text:span text:style-name="T55">PPID</text:span><text:span text:style-name="T53"> wynosi 1, ponieważ jest przejmowany przez proces systemowy </text:span><text:span text:style-name="T55">INIT</text:span><text:span text:style-name="T53">. </text:span></text:p>
      <text:p text:style-name="P39"/>
      <text:p text:style-name="P45">d) Funkcja<text:span text:style-name="T54"> </text:span>signal.</text:p>
      <text:p text:style-name="P45"/>
      <text:p text:style-name="P40">Sygnał jest informacją dla procesu, że wystapiło jakieś zdarzenie. Sygnały inaczej nazywamy przerwaniami programowymi. Sygnały są wysyłane asynchronicznie. Każdy z nich jest opisany w <text:span text:style-name="T54">signal.h</text:span>. Sygnały można wysyłać z je<text:span text:style-name="T56">dne</text:span>go procesu do drugiego lub z jądra do procesu. Do wysyłania sygnałów służy funkcja systemowa <text:span text:style-name="T54">kill</text:span>. Proces może dostarczyć funkcje, które będą wywoływane za każdym razem, gdy pojawi się specjalny rodzaj sygnału – procedura obsługi sygnały. Proces może zignorować wszystkie sygnały oprócz <text:span text:style-name="T54">SIGKILL</text:span> oraz <text:span text:style-name="T54">SIGSTOP</text:span>. </text:p>
      <text:list xml:id="list220833256755267" text:continue-list="list2103168375973670463" text:style-name="L1">
        <text:list-header>
          <text:p text:style-name="P78"/>
        </text:list-header>
      </text:list>
      <text:p text:style-name="P26"/>
      <text:p text:style-name="P24"/>
      <text:p text:style-name="P9"/>
      <text:p text:style-name="P26"/>
      <text:p text:style-name="P26"/>
      <text:p text:style-name="P26"><text:soft-page-break/>Zadanie 2.</text:p>
      <text:p text:style-name="P50"><text:span text:style-name="T48">Polecenie: </text:span><text:span text:style-name="T47">Napisać i uruchomić poniższy program, zrozumieć jak działa.</text:span></text:p>
      <text:p text:style-name="P42"/>
      <text:p text:style-name="P49">Kod źródłowy:</text:p>
      <text:p text:style-name="P34"><text:span text:style-name="T57">#include </text:span><text:span text:style-name="T60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21"><text:span text:style-name="T59">#include </text:span><text:span text:style-name="T62">&lt;unistd.h&gt;</text:span></text:p>
      <text:p text:style-name="P10"><text:span text:style-name="T57">int</text:span> main(<text:span text:style-name="T57">void</text:span>)</text:p>
      <text:p text:style-name="P10">{</text:p>
      <text:p text:style-name="P15">    <text:span text:style-name="T58">int</text:span><text:span text:style-name="T1"> childpid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if</text:span><text:span text:style-name="T1">((childpid = fork())==-</text:span><text:span text:style-name="T63">1</text:span><text:span text:style-name="T1">)</text:span></text:p>
      <text:p text:style-name="P15">    <text:span text:style-name="T1">{</text:span></text:p>
      <text:p text:style-name="P15">        <text:span text:style-name="T1">perror(</text:span><text:span text:style-name="T61">"Nie moge forknac!"</text:span><text:span text:style-name="T1">);</text:span></text:p>
      <text:p text:style-name="P15">        <text:span text:style-name="T1">exit(</text:span><text:span text:style-name="T63">1</text:span><text:span text:style-name="T1">);</text:span></text:p>
      <text:p text:style-name="P15">    <text:span text:style-name="T1">}</text:span></text:p>
      <text:p text:style-name="P15">    <text:span text:style-name="T58">else</text:span></text:p>
      <text:p text:style-name="P15">    <text:span text:style-name="T1">{</text:span></text:p>
      <text:p text:style-name="P15">        <text:span text:style-name="T58">if</text:span><text:span text:style-name="T1">(childpid==</text:span><text:span text:style-name="T63">0</text:span><text:span text:style-name="T1">)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11"/>
      <text:p text:style-name="P17">Działanie:</text:p>
      <text:p text:style-name="P67"><text:span text:style-name="Emphasis"><text:span text:style-name="T22">83613@st11-lab312:~$ </text:span></text:span><text:span text:style-name="Emphasis"><text:span text:style-name="T21">gcc zad2.c -Wall -o zad2</text:span></text:span></text:p>
      <text:p text:style-name="P71"><text:span text:style-name="Emphasis"><text:span text:style-name="T6">83613@st11-lab312:~$ ./</text:span></text:span><text:span text:style-name="Emphasis"><text:span text:style-name="T7">zad2</text:span></text:span></text:p>
      <text:p text:style-name="P67"><text:span text:style-name="Emphasis"><text:span text:style-name="T21">Startuje proces macierzysty pid: 5528</text:span></text:span></text:p>
      <text:p text:style-name="P67"><text:span text:style-name="Emphasis"><text:span text:style-name="T21">Proces macierzysty o pidzie 5528 i dziecku 5529</text:span></text:span></text:p>
      <text:p text:style-name="P67"><text:span text:style-name="Emphasis"><text:span text:style-name="T21">Proces potomny o pidzie 5529 z rodzica 5528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><text:soft-page-break/></text:p>
      <text:p text:style-name="P26">Zadanie 3.</text:p>
      <text:p text:style-name="P27">Polecenie: <text:span text:style-name="T2">Sprawić, aby proces potomny zakończył się po procesie macierzystym (funkcja sleep). Spraw</text:span><text:span text:style-name="T3">dzić identyfikator procesu macierzystego w procesie potomnym po zakończeniu rodzica. Sprawdzić, aby proces potomny zakończył się przed końcem rodzica (rodzic jeszcze nie wywołuje wait). Zbadać, czy proces potomny widnieje jeszcze w systemie (ps -efa). </text:span></text:p>
      <text:p text:style-name="P28">Kod źr<text:span text:style-name="T65">ó</text:span>dłowy:</text:p>
      <text:p text:style-name="P29">a) <text:s/>Proces potomny zakończy po procesie macierzystym:</text:p>
      <text:p text:style-name="P13"><text:span text:style-name="T57">#include </text:span><text:span text:style-name="T60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10"><text:span text:style-name="T57">#include </text:span><text:span text:style-name="T60">&lt;unistd.h&gt;</text:span></text:p>
      <text:p text:style-name="P21"/>
      <text:p text:style-name="P10"><text:span text:style-name="T57">int</text:span> m<text:span text:style-name="T64">a</text:span>in(<text:span text:style-name="T57">void</text:span>)</text:p>
      <text:p text:style-name="P10">{   </text:p>
      <text:p text:style-name="P15">    <text:span text:style-name="T58">int</text:span><text:span text:style-name="T1"> childpid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if</text:span><text:span text:style-name="T1">((childpid = fork())==-</text:span><text:span text:style-name="T63">1</text:span><text:span text:style-name="T1">)</text:span></text:p>
      <text:p text:style-name="P15">    <text:span text:style-name="T1">{</text:span></text:p>
      <text:p text:style-name="P15">        <text:span text:style-name="T1">perror(</text:span><text:span text:style-name="T61">"Nie moge forknac!"</text:span><text:span text:style-name="T1">);</text:span></text:p>
      <text:p text:style-name="P15">        <text:span text:style-name="T1">exit(</text:span><text:span text:style-name="T63">1</text:span><text:span text:style-name="T1">);</text:span></text:p>
      <text:p text:style-name="P15">    <text:span text:style-name="T1">}</text:span></text:p>
      <text:p text:style-name="P15">    <text:span text:style-name="T58">else</text:span></text:p>
      <text:p text:style-name="P15">    <text:span text:style-name="T1">{</text:span></text:p>
      <text:p text:style-name="P15">        <text:span text:style-name="T58">if</text:span><text:span text:style-name="T1">(childpid==</text:span><text:span text:style-name="T63">0</text:span><text:span text:style-name="T1">)</text:span></text:p>
      <text:p text:style-name="P15">        <text:span text:style-name="T1">{</text:span></text:p>
      <text:p text:style-name="P15">            <text:span text:style-name="T1">sleep(</text:span><text:span text:style-name="T63">2</text:span><text:span text:style-name="T1">);</text:span></text:p>
      <text:p text:style-name="P15">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12"/>
      <text:p text:style-name="P31">b) <text:s/>Proces potomny zakończy przed procesem macierzystym:</text:p>
      <text:p text:style-name="P14"><text:span text:style-name="T57">#include </text:span><text:span text:style-name="T60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21"><text:span text:style-name="T59">#include </text:span><text:span text:style-name="T62">&lt;unistd.h&gt;</text:span></text:p>
      <text:p text:style-name="P10"><text:span text:style-name="T57">int</text:span> main(<text:span text:style-name="T57">void</text:span>)</text:p>
      <text:p text:style-name="P10">{</text:p>
      <text:p text:style-name="P15">    <text:span text:style-name="T58">int</text:span><text:span text:style-name="T1"> childpid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<text:soft-page-break/>    <text:span text:style-name="T58">if</text:span><text:span text:style-name="T1">((childpid = fork())==-</text:span><text:span text:style-name="T63">1</text:span><text:span text:style-name="T1">)</text:span></text:p>
      <text:p text:style-name="P15">    <text:span text:style-name="T1">{</text:span></text:p>
      <text:p text:style-name="P15">        <text:span text:style-name="T1">perror(</text:span><text:span text:style-name="T61">"Nie moge forknac!"</text:span><text:span text:style-name="T1">);</text:span></text:p>
      <text:p text:style-name="P15">        <text:span text:style-name="T1">exit(</text:span><text:span text:style-name="T63">1</text:span><text:span text:style-name="T1">);</text:span></text:p>
      <text:p text:style-name="P15">    <text:span text:style-name="T1">}</text:span></text:p>
      <text:p text:style-name="P15">    <text:span text:style-name="T58">else</text:span></text:p>
      <text:p text:style-name="P15">    <text:span text:style-name="T1">{</text:span></text:p>
      <text:p text:style-name="P15">        <text:span text:style-name="T58">if</text:span><text:span text:style-name="T1">(childpid==</text:span><text:span text:style-name="T63">0</text:span><text:span text:style-name="T1">)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1">sleep(</text:span><text:span text:style-name="T63">2</text:span><text:span text:style-name="T1">);</text:span></text:p>
      <text:p text:style-name="P15">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33"/>
      <text:p text:style-name="P31">Działanie:</text:p>
      <text:p text:style-name="P51">a)</text:p>
      <text:p text:style-name="P51"/>
      <text:p text:style-name="P56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8">3a</text:span></text:span><text:span text:style-name="Emphasis"><text:span text:style-name="T7">.c -Wall -o zad</text:span></text:span><text:span text:style-name="Emphasis"><text:span text:style-name="T8">3a</text:span></text:span></text:p>
      <text:p text:style-name="P56"><text:span text:style-name="Emphasis"><text:span text:style-name="T6">83613@st11-lab312:~$ ./</text:span></text:span><text:span text:style-name="Emphasis"><text:span text:style-name="T7">zad</text:span></text:span><text:span text:style-name="Emphasis"><text:span text:style-name="T8">3a</text:span></text:span></text:p>
      <text:p text:style-name="P68"><text:span text:style-name="Emphasis"><text:span text:style-name="T25">Startuje proces macierzysty pid: 6065</text:span></text:span></text:p>
      <text:p text:style-name="P68"><text:span text:style-name="Emphasis"><text:span text:style-name="T25">Proces macierzysty o pidzie 6065 i dziecku 6066</text:span></text:span></text:p>
      <text:p text:style-name="P69"><text:span text:style-name="Emphasis"><text:span text:style-name="T24">83613@st11-lab312:~$ </text:span></text:span><text:span text:style-name="Emphasis"><text:span text:style-name="T25">Proces potomny o pidzie 6066 z rodzica 1</text:span></text:span></text:p>
      <text:p text:style-name="P69"><text:span text:style-name="Emphasis"><text:span text:style-name="T25"/></text:span></text:p>
      <text:p text:style-name="P69"><text:span text:style-name="Emphasis"><text:span text:style-name="T25">Sprawdzenie na liście procesów:</text:span></text:span></text:p>
      <text:p text:style-name="P69"><text:span text:style-name="Emphasis"><text:span text:style-name="T25"/></text:span></text:p>
      <text:p text:style-name="P72"><text:span text:style-name="Emphasis"><text:span text:style-name="T6">83613@st11-lab312:~$ </text:span></text:span><text:span text:style-name="Emphasis"><text:span text:style-name="T8">ps -efa |grep 6066</text:span></text:span></text:p>
      <text:p text:style-name="P69"><text:span text:style-name="Emphasis"><text:span text:style-name="T26">83613</text:span></text:span><text:span text:style-name="Emphasis"><text:span text:style-name="T25"> <text:s text:c="3"/>6066 <text:s/>1 <text:s/>0 17:19 pts/4 <text:s text:c="3"/>00:00:00 ./zad3a</text:span></text:span></text:p>
      <text:p text:style-name="P69"><text:span text:style-name="Emphasis"><text:span text:style-name="T25"/></text:span></text:p>
      <text:p text:style-name="P69"><text:span text:style-name="Emphasis"><text:span text:style-name="T31">b)</text:span></text:span></text:p>
      <text:p text:style-name="P69"><text:span text:style-name="Emphasis"><text:span text:style-name="T31"/></text:span></text:p>
      <text:p text:style-name="P56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8">3b</text:span></text:span><text:span text:style-name="Emphasis"><text:span text:style-name="T7">.c -Wall -o zad</text:span></text:span><text:span text:style-name="Emphasis"><text:span text:style-name="T8">3b</text:span></text:span></text:p>
      <text:p text:style-name="P56"><text:span text:style-name="Emphasis"><text:span text:style-name="T6">83613@st11-lab312:~$ ./</text:span></text:span><text:span text:style-name="Emphasis"><text:span text:style-name="T7">zad</text:span></text:span><text:span text:style-name="Emphasis"><text:span text:style-name="T8">3b</text:span></text:span></text:p>
      <text:p text:style-name="P68"><text:span text:style-name="Emphasis"><text:span text:style-name="T25">Startuje proces macierzysty pid: 6303</text:span></text:span></text:p>
      <text:p text:style-name="P68"><text:span text:style-name="Emphasis"><text:span text:style-name="T25">Proces potomny o pidzie 6304 z rodzica 6303</text:span></text:span></text:p>
      <text:p text:style-name="P68"><text:span text:style-name="Emphasis"><text:span text:style-name="T25">Proces macierzysty o pidzie 6303 i dziecku 6304</text:span></text:span></text:p>
      <text:p text:style-name="P68"><text:span text:style-name="Emphasis"><text:span text:style-name="T25"/></text:span></text:p>
      <text:p text:style-name="P68"><text:span text:style-name="Emphasis"><text:span text:style-name="T25">Sprawdzenie na liście procesów:</text:span></text:span></text:p>
      <text:p text:style-name="P68"><text:span text:style-name="Emphasis"><text:span text:style-name="T25"/></text:span></text:p>
      <text:p text:style-name="P72"><text:span text:style-name="Emphasis"><text:span text:style-name="T6">83613@st11-lab312:~$ </text:span></text:span><text:span text:style-name="Emphasis"><text:span text:style-name="T8">ps -efa</text:span></text:span></text:p>
      <text:p text:style-name="P69"><text:span text:style-name="Emphasis"><text:span text:style-name="T26">83613</text:span></text:span><text:span text:style-name="Emphasis"><text:span text:style-name="T25"> <text:s text:c="3"/>6303 <text:s/>6038 <text:s/>0 17:25 pts/4 <text:s text:c="3"/>00:00:00 ./zad3b</text:span></text:span></text:p>
      <text:p text:style-name="P69"><text:span text:style-name="Emphasis"><text:span text:style-name="T26">83613</text:span></text:span><text:span text:style-name="Emphasis"><text:span text:style-name="T25"> <text:s text:c="3"/>6304 <text:s/>6303 <text:s/>0 17:25 pts/4 <text:s text:c="3"/>00:00:00 [zad3b] &lt;defunct&gt;</text:span></text:span></text:p>
      <text:p text:style-name="P69"><text:span text:style-name="Emphasis"><text:span text:style-name="T31"/></text:span></text:p>
      <text:p text:style-name="P69"><text:span text:style-name="Emphasis"><text:span text:style-name="T31"/></text:span></text:p>
      <text:p text:style-name="P69"><text:span text:style-name="Emphasis"><text:span text:style-name="T31"/></text:span></text:p>
      <text:p text:style-name="P32"/>
      <text:p text:style-name="P28"/>
      <text:p text:style-name="P26"><text:soft-page-break/>Zadanie 4.</text:p>
      <text:p text:style-name="P47">Polecenie: <text:span text:style-name="T2">Zastosować funkcję wait odbierając wynik zakończenia procesu potomnego. Sprawdzić zachowanie obu procesów. Proces potomny powinien zwrócić wartość inną niż 0 np. exit(2). Wyświetlić co odbierze wait w <text:s/>sposób niesformatowany.</text:span></text:p>
      <text:p text:style-name="P41"/>
      <text:p text:style-name="P46">Kod źr<text:span text:style-name="T65">ó</text:span>dłowy:</text:p>
      <text:p text:style-name="P69"><text:span text:style-name="Emphasis"><text:span text:style-name="T25"/></text:span></text:p>
      <text:p text:style-name="P37"><text:span text:style-name="Emphasis"><text:span text:style-name="T34">#include </text:span></text:span><text:span text:style-name="Emphasis"><text:span text:style-name="T36">&lt;stdio.h&gt;</text:span>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10"><text:span text:style-name="T57">#include </text:span><text:span text:style-name="T60">&lt;sys/wait.h&gt;</text:span></text:p>
      <text:p text:style-name="P21"><text:span text:style-name="T59">#include </text:span><text:span text:style-name="T62">&lt;unistd.h&gt;</text:span></text:p>
      <text:p text:style-name="P10"><text:span text:style-name="T57">int</text:span> main(<text:span text:style-name="T57">void</text:span>)</text:p>
      <text:p text:style-name="P10">{</text:p>
      <text:p text:style-name="P15">    <text:span text:style-name="T58">int</text:span><text:span text:style-name="T1"> childpid;</text:span></text:p>
      <text:p text:style-name="P15">    <text:span text:style-name="T58">int</text:span><text:span text:style-name="T1"> status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if</text:span><text:span text:style-name="T1">((childpid = fork())==-</text:span><text:span text:style-name="T63">1</text:span><text:span text:style-name="T1">)</text:span></text:p>
      <text:p text:style-name="P15">    <text:span text:style-name="T1">{</text:span></text:p>
      <text:p text:style-name="P15">        <text:span text:style-name="T1">perror(</text:span><text:span text:style-name="T61">"Nie moge forknac!"</text:span><text:span text:style-name="T1">);</text:span></text:p>
      <text:p text:style-name="P15">        <text:span text:style-name="T1">exit(</text:span><text:span text:style-name="T63">1</text:span><text:span text:style-name="T1">);</text:span></text:p>
      <text:p text:style-name="P15">    <text:span text:style-name="T1">}</text:span></text:p>
      <text:p text:style-name="P15">    <text:span text:style-name="T58">else</text:span></text:p>
      <text:p text:style-name="P15">    <text:span text:style-name="T1">{</text:span></text:p>
      <text:p text:style-name="P15">        <text:span text:style-name="T58">if</text:span><text:span text:style-name="T1">(childpid==</text:span><text:span text:style-name="T63">0</text:span><text:span text:style-name="T1">)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    <text:span text:style-name="T1">sleep(</text:span><text:span text:style-name="T63">2</text:span><text:span text:style-name="T1">);</text:span></text:p>
      <text:p text:style-name="P15">            <text:span text:style-name="T1">exit(</text:span><text:span text:style-name="T63">2</text:span><text:span text:style-name="T1">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    <text:span text:style-name="T1">wait(&amp;status);</text:span></text:p>
      <text:p text:style-name="P15">            <text:span text:style-name="T1">printf(</text:span><text:span text:style-name="T61">"Koniec pracy PROCESU POTOMNEGO!\n"</text:span><text:span text:style-name="T1">);</text:span></text:p>
      <text:p text:style-name="P15">            <text:span text:style-name="T1">printf(</text:span><text:span text:style-name="T61">"STATUS: %d\n"</text:span><text:span text:style-name="T1">,status);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69"><text:span text:style-name="Emphasis"><text:span text:style-name="T25"/></text:span></text:p>
      <text:p text:style-name="P70"><text:span text:style-name="Emphasis"><text:span text:style-name="T32">Działanie:</text:span></text:span></text:p>
      <text:p text:style-name="P70"><text:span text:style-name="Emphasis"><text:span text:style-name="T32"/></text:span></text:p>
      <text:p text:style-name="P57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9">4</text:span></text:span><text:span text:style-name="Emphasis"><text:span text:style-name="T7">.c -Wall -o zad</text:span></text:span><text:span text:style-name="Emphasis"><text:span text:style-name="T9">4</text:span></text:span></text:p>
      <text:p text:style-name="P52"><text:span text:style-name="Emphasis"><text:span text:style-name="T24">83613@st11-lab312:~$ ./</text:span></text:span><text:span text:style-name="Emphasis"><text:span text:style-name="T23">za</text:span></text:span><text:span text:style-name="Emphasis"><text:span text:style-name="T27">d4</text:span></text:span></text:p>
      <text:p text:style-name="P52"><text:span text:style-name="Emphasis"><text:span text:style-name="T27">Startuje proces macierzysty pid: 6412</text:span></text:span></text:p>
      <text:p text:style-name="P52"><text:span text:style-name="Emphasis"><text:span text:style-name="T27">Proces macierzysty o pidzie 6412 i dziecku 6413</text:span></text:span></text:p>
      <text:p text:style-name="P52"><text:span text:style-name="Emphasis"><text:span text:style-name="T27">Proces potomny o pidzie 6413 z rodzica 6412</text:span></text:span></text:p>
      <text:p text:style-name="P52"><text:span text:style-name="Emphasis"><text:span text:style-name="T27">Koniec pracy PROCESU POTOMNEGO!</text:span></text:span></text:p>
      <text:p text:style-name="P52"><text:span text:style-name="Emphasis"><text:span text:style-name="T27">STATUS: 512</text:span></text:span></text:p>
      <text:p text:style-name="P46"/>
      <text:p text:style-name="P26"><text:soft-page-break/>Zadanie 5.</text:p>
      <text:p text:style-name="P60"><text:span text:style-name="T49">Poleceni</text:span><text:span text:style-name="T13">e: </text:span><text:span text:style-name="Strong_20_Emphasis"><text:span text:style-name="T14">Stworzyć n=5 procesów potomnych z jednego procesu macierzystego.</text:span></text:span><text:span text:style-name="T14"> Zastosować funkcję </text:span><text:span text:style-name="Emphasis"><text:span text:style-name="T14">wait </text:span></text:span><text:span text:style-name="T14">do poprawnego zakończenia. Każdy potomek powinien zatrzymać się na 5 sekund (</text:span><text:span text:style-name="Emphasis"><text:span text:style-name="T14">sleep</text:span></text:span><text:span text:style-name="T14">) by na drugiej konsoli sprawdzić za pomocą ps -efa czy udało się wygenerować dokładnie 5 potomków (ps powinien pokazać 5 procesów potomnych). Procesy powinny zaczynać się razem i kończyć razem. Zastosować pętlę.</text:span></text:p>
      <text:p text:style-name="P62"/>
      <text:p text:style-name="P64">Kod źródłowy:</text:p>
      <text:p text:style-name="P64"/>
      <text:p text:style-name="P35"><text:span text:style-name="T57">#include </text:span><text:span text:style-name="T60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10"><text:span text:style-name="T57">#include </text:span><text:span text:style-name="T60">&lt;sys/wait.h&gt;</text:span></text:p>
      <text:p text:style-name="P21"><text:span text:style-name="T59">#include </text:span><text:span text:style-name="T62">&lt;unistd.h&gt;</text:span></text:p>
      <text:p text:style-name="P10"><text:span text:style-name="T57">int</text:span> main(<text:span text:style-name="T57">void</text:span>)</text:p>
      <text:p text:style-name="P10">{</text:p>
      <text:p text:style-name="P15">    <text:span text:style-name="T58">int</text:span><text:span text:style-name="T1"> childpid;</text:span></text:p>
      <text:p text:style-name="P15">    <text:span text:style-name="T58">int</text:span><text:span text:style-name="T1"> i = </text:span><text:span text:style-name="T63">0</text:span><text:span text:style-name="T1">;</text:span></text:p>
      <text:p text:style-name="P15">    <text:span text:style-name="T58">int</text:span><text:span text:style-name="T1"> j = </text:span><text:span text:style-name="T63">0</text:span><text:span text:style-name="T1">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for</text:span><text:span text:style-name="T1">(;i&lt;</text:span><text:span text:style-name="T63">5</text:span><text:span text:style-name="T1">;i++)</text:span></text:p>
      <text:p text:style-name="P15">    <text:span text:style-name="T1">{</text:span></text:p>
      <text:p text:style-name="P15">    </text:p>
      <text:p text:style-name="P15">        <text:span text:style-name="T58">if</text:span><text:span text:style-name="T1">((childpid = fork())==-</text:span><text:span text:style-name="T63">1</text:span><text:span text:style-name="T1">)</text:span></text:p>
      <text:p text:style-name="P15">        <text:span text:style-name="T1">{</text:span></text:p>
      <text:p text:style-name="P15">            <text:span text:style-name="T1">perror(</text:span><text:span text:style-name="T61">"Nie moge forknac!"</text:span><text:span text:style-name="T1">);</text:span></text:p>
      <text:p text:style-name="P15">            <text:span text:style-name="T1">exit(</text:span><text:span text:style-name="T63">1</text:span><text:span text:style-name="T1">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58">if</text:span><text:span text:style-name="T1">(childpid==</text:span><text:span text:style-name="T63">0</text:span><text:span text:style-name="T1">)</text:span></text:p>
      <text:p text:style-name="P15">            <text:span text:style-name="T1">{</text:span></text:p>
      <text:p text:style-name="P15">    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        <text:span text:style-name="T1">sleep(</text:span><text:span text:style-name="T63">5</text:span><text:span text:style-name="T1">);</text:span></text:p>
      <text:p text:style-name="P15">                <text:span text:style-name="T1">exit(</text:span><text:span text:style-name="T63">2</text:span><text:span text:style-name="T1">);</text:span></text:p>
      <text:p text:style-name="P15">            <text:span text:style-name="T1">}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58">for</text:span><text:span text:style-name="T1">(;j&lt;</text:span><text:span text:style-name="T63">5</text:span><text:span text:style-name="T1">;j++)</text:span></text:p>
      <text:p text:style-name="P15">    <text:span text:style-name="T1">{</text:span></text:p>
      <text:p text:style-name="P15">        <text:span text:style-name="T1">wait(</text:span><text:span text:style-name="T58">NULL</text:span><text:span text:style-name="T1">);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Działanie:</text:p>
      <text:p text:style-name="P18"/>
      <text:p text:style-name="P58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10">5</text:span></text:span><text:span text:style-name="Emphasis"><text:span text:style-name="T7">.c -Wall -o zad</text:span></text:span><text:span text:style-name="Emphasis"><text:span text:style-name="T10">5</text:span></text:span></text:p>
      <text:p text:style-name="P53"><text:span text:style-name="Emphasis"><text:span text:style-name="T24">83613@st11-lab312:~$ ./</text:span></text:span><text:span text:style-name="Emphasis"><text:span text:style-name="T23">za</text:span></text:span><text:span text:style-name="Emphasis"><text:span text:style-name="T27">d</text:span></text:span><text:span text:style-name="Emphasis"><text:span text:style-name="T28">5</text:span></text:span></text:p>
      <text:p text:style-name="P55">Startuje proces macierzysty pid: 6596</text:p>
      <text:p text:style-name="P55">Proces potomny o pidzie 6597 z rodzica 6596</text:p>
      <text:p text:style-name="P55">Proces potomny o pidzie 6598 z rodzica 6596</text:p>
      <text:p text:style-name="P55">Proces potomny o pidzie 6600 z rodzica 6596</text:p>
      <text:p text:style-name="P55">Proces potomny o pidzie 6599 z rodzica 6596</text:p>
      <text:p text:style-name="P55">Proces potomny o pidzie 6601 z rodzica 6596</text:p>
      <text:p text:style-name="P55"/>
      <text:p text:style-name="P55">Sprawdzenie na liście procesów:</text:p>
      <text:p text:style-name="P55"/>
      <text:p text:style-name="P55"><text:span text:style-name="Emphasis"><text:span text:style-name="T24">83613@st11-lab312:~$ </text:span></text:span><text:span text:style-name="Emphasis"><text:span text:style-name="T23">ps -efa</text:span></text:span></text:p>
      <text:p text:style-name="P55"><text:span text:style-name="Emphasis"><text:span text:style-name="T24">83613</text:span></text:span><text:span text:style-name="Emphasis"><text:span text:style-name="T23"> <text:s text:c="3"/>6596 <text:s/>6038 <text:s/>0 17:38 pts/4 <text:s text:c="3"/>00:00:00 ./zad5</text:span></text:span></text:p>
      <text:p text:style-name="P55"><text:span text:style-name="Emphasis"><text:span text:style-name="T24">83613</text:span></text:span><text:span text:style-name="Emphasis"><text:span text:style-name="T23"> <text:s text:c="3"/>6597 <text:s/>6596 <text:s/>0 17:38 pts/4 <text:s text:c="3"/>00:00:00 ./zad5</text:span></text:span></text:p>
      <text:p text:style-name="P55"><text:span text:style-name="Emphasis"><text:span text:style-name="T24">83613</text:span></text:span><text:span text:style-name="Emphasis"><text:span text:style-name="T23"> <text:s text:c="3"/>6598 <text:s/>6596 <text:s/>0 17:38 pts/4 <text:s text:c="3"/>00:00:00 ./zad5</text:span></text:span></text:p>
      <text:p text:style-name="P55"><text:span text:style-name="Emphasis"><text:span text:style-name="T24">83613</text:span></text:span><text:span text:style-name="Emphasis"><text:span text:style-name="T23"> <text:s text:c="3"/>6599 <text:s/>6596 <text:s/>0 17:38 pts/4 <text:s text:c="3"/>00:00:00 ./zad5</text:span></text:span></text:p>
      <text:p text:style-name="P55"><text:span text:style-name="Emphasis"><text:span text:style-name="T24">83613</text:span></text:span><text:span text:style-name="Emphasis"><text:span text:style-name="T23"> <text:s text:c="3"/>6600 <text:s/>6596 <text:s/>0 17:38 pts/4 <text:s text:c="3"/>00:00:00 ./zad5</text:span></text:span></text:p>
      <text:p text:style-name="P55"><text:span text:style-name="Emphasis"><text:span text:style-name="T24">83613</text:span></text:span><text:span text:style-name="Emphasis"><text:span text:style-name="T23"> <text:s text:c="3"/>6601 <text:s/>6596 <text:s/>0 17:38 pts/4 <text:s text:c="3"/>00:00:00 ./zad5</text:span></text:span></text:p>
      <text:p text:style-name="P48"/>
      <text:p text:style-name="P26">Zadanie 6.</text:p>
      <text:p text:style-name="P61"><text:span text:style-name="T50">Polecenie: </text:span><text:span text:style-name="Strong_20_Emphasis"><text:span text:style-name="T15">Stworzyć n=5 pokoleń</text:span></text:span><text:span text:style-name="T15"> </text:span><text:span text:style-name="T14">rodzic-&gt;potomek1-&gt;potomek2-&gt;...-&gt;potmek5. Uwaga występuje ryzyko zapętlenia tworzenia procesów. Zadbać o to by nie stracić kontroli nad systemem. Zapisać też edytowane pliki. Sprawdzić jak powyżej, czy udało się wygenerować dokładnie 5 potomków (ps powinien pokazać 5 procesów potomnych). Procesy powinny zaczynać się razem i kończyć razem. Zastosować pętlę.</text:span></text:p>
      <text:p text:style-name="P63"/>
      <text:p text:style-name="P64">Kod źródłowy:</text:p>
      <text:p text:style-name="P64"/>
      <text:p text:style-name="P36"><text:span text:style-name="T35">#include </text:span><text:span text:style-name="T37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10"><text:span text:style-name="T57">#include </text:span><text:span text:style-name="T60">&lt;sys/wait.h&gt;</text:span></text:p>
      <text:p text:style-name="P21"><text:span text:style-name="T59">#include </text:span><text:span text:style-name="T62">&lt;unistd.h&gt;</text:span></text:p>
      <text:p text:style-name="P10"><text:span text:style-name="T57">int</text:span> main(<text:span text:style-name="T57">void</text:span>)</text:p>
      <text:p text:style-name="P10">{</text:p>
      <text:p text:style-name="P15">    <text:span text:style-name="T58">int</text:span><text:span text:style-name="T1"> childpid;</text:span></text:p>
      <text:p text:style-name="P15">    <text:span text:style-name="T58">int</text:span><text:span text:style-name="T1"> i = </text:span><text:span text:style-name="T63">0</text:span><text:span text:style-name="T1">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for</text:span><text:span text:style-name="T1">(;i&lt;</text:span><text:span text:style-name="T63">5</text:span><text:span text:style-name="T1">;i++)</text:span></text:p>
      <text:p text:style-name="P15">    <text:span text:style-name="T1">{</text:span></text:p>
      <text:p text:style-name="P15">        <text:span text:style-name="T58">if</text:span><text:span text:style-name="T1">((childpid = fork())==-</text:span><text:span text:style-name="T63">1</text:span><text:span text:style-name="T1">)</text:span></text:p>
      <text:p text:style-name="P15">        <text:span text:style-name="T1">{</text:span></text:p>
      <text:p text:style-name="P15">            <text:span text:style-name="T1">perror(</text:span><text:span text:style-name="T61">"Nie moge forknac!"</text:span><text:span text:style-name="T1">);</text:span></text:p>
      <text:p text:style-name="P15">            <text:span text:style-name="T1">exit(</text:span><text:span text:style-name="T63">1</text:span><text:span text:style-name="T1">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58">if</text:span><text:span text:style-name="T1">(childpid==</text:span><text:span text:style-name="T63">0</text:span><text:span text:style-name="T1">)</text:span></text:p>
      <text:p text:style-name="P15">            <text:span text:style-name="T1">{</text:span></text:p>
      <text:p text:style-name="P15">                <text:span text:style-name="T1">printf(</text:span><text:span text:style-name="T61">"Proces potomny o pidzie %d z rodzica %d\n"</text:span><text:span text:style-name="T1">,getpid(),getppid());</text:span></text:p>
      <text:p text:style-name="P16">                </text:p>
      <text:p text:style-name="P16"><text:soft-page-break/><text:span text:style-name="T58"><text:tab/><text:tab/>if</text:span><text:span text:style-name="T1">(i==</text:span><text:span text:style-name="T63">4</text:span><text:span text:style-name="T1">)</text:span></text:p>
      <text:p text:style-name="P15">                <text:span text:style-name="T1">{   </text:span></text:p>
      <text:p text:style-name="P15">                    <text:span text:style-name="T1">sleep(</text:span><text:span text:style-name="T63">5</text:span><text:span text:style-name="T1">);</text:span></text:p>
      <text:p text:style-name="P15">                <text:span text:style-name="T1">}</text:span></text:p>
      <text:p text:style-name="P15">                <text:span text:style-name="T58">else</text:span></text:p>
      <text:p text:style-name="P15">                <text:span text:style-name="T1">{</text:span></text:p>
      <text:p text:style-name="P15">                    <text:span text:style-name="T1">wait(</text:span><text:span text:style-name="T58">NULL</text:span><text:span text:style-name="T1">);</text:span></text:p>
      <text:p text:style-name="P15">                <text:span text:style-name="T1">}</text:span></text:p>
      <text:p text:style-name="P15">            <text:span text:style-name="T1">}</text:span></text:p>
      <text:p text:style-name="P15">            <text:span text:style-name="T58">else</text:span></text:p>
      <text:p text:style-name="P15">            <text:span text:style-name="T1">{</text:span></text:p>
      <text:p text:style-name="P15">    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        <text:span text:style-name="T1">wait(</text:span><text:span text:style-name="T58">NULL</text:span><text:span text:style-name="T1">);</text:span></text:p>
      <text:p text:style-name="P15">                <text:span text:style-name="T1">exit(</text:span><text:span text:style-name="T63">1</text:span><text:span text:style-name="T1">);</text:span></text:p>
      <text:p text:style-name="P15">            <text:span text:style-name="T1">}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10"/>
      <text:p text:style-name="P19">Działanie:</text:p>
      <text:p text:style-name="P19"/>
      <text:p text:style-name="P59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11">6</text:span></text:span><text:span text:style-name="Emphasis"><text:span text:style-name="T7">.c -Wall -o zad</text:span></text:span><text:span text:style-name="Emphasis"><text:span text:style-name="T11">6</text:span></text:span></text:p>
      <text:p text:style-name="P54"><text:span text:style-name="Emphasis"><text:span text:style-name="T24">83613@st11-lab312:~$ ./</text:span></text:span><text:span text:style-name="Emphasis"><text:span text:style-name="T23">za</text:span></text:span><text:span text:style-name="Emphasis"><text:span text:style-name="T27">d</text:span></text:span><text:span text:style-name="Emphasis"><text:span text:style-name="T29">6</text:span></text:span></text:p>
      <text:p text:style-name="P54"><text:span text:style-name="Emphasis"><text:span text:style-name="T29">Startuje proces macierzysty pid: 6755</text:span></text:span></text:p>
      <text:p text:style-name="P54"><text:span text:style-name="Emphasis"><text:span text:style-name="T29">Proces macierzysty o pidzie 6755 i dziecku 6756</text:span></text:span></text:p>
      <text:p text:style-name="P54"><text:span text:style-name="Emphasis"><text:span text:style-name="T29">Proces potomny o pidzie 6756 z rodzica 6755</text:span></text:span></text:p>
      <text:p text:style-name="P54"><text:span text:style-name="Emphasis"><text:span text:style-name="T29">Proces macierzysty o pidzie 6756 i dziecku 6757</text:span></text:span></text:p>
      <text:p text:style-name="P54"><text:span text:style-name="Emphasis"><text:span text:style-name="T29">Proces potomny o pidzie 6757 z rodzica 6756</text:span></text:span></text:p>
      <text:p text:style-name="P54"><text:span text:style-name="Emphasis"><text:span text:style-name="T29">Proces macierzysty o pidzie 6757 i dziecku 6758</text:span></text:span></text:p>
      <text:p text:style-name="P54"><text:span text:style-name="Emphasis"><text:span text:style-name="T29">Proces potomny o pidzie 6758 z rodzica 6757</text:span></text:span></text:p>
      <text:p text:style-name="P54"><text:span text:style-name="Emphasis"><text:span text:style-name="T29">Proces macierzysty o pidzie 6758 i dziecku 6759</text:span></text:span></text:p>
      <text:p text:style-name="P54"><text:span text:style-name="Emphasis"><text:span text:style-name="T29">Proces potomny o pidzie 6759 z rodzica 6758</text:span></text:span></text:p>
      <text:p text:style-name="P54"><text:span text:style-name="Emphasis"><text:span text:style-name="T29">Proces macierzysty o pidzie 6759 i dziecku 6760</text:span></text:span></text:p>
      <text:p text:style-name="P54"><text:span text:style-name="Emphasis"><text:span text:style-name="T29">Proces potomny o pidzie 6760 z rodzica 6759</text:span></text:span></text:p>
      <text:p text:style-name="P54"><text:span text:style-name="Emphasis"><text:span text:style-name="T29"/></text:span></text:p>
      <text:p text:style-name="P54"><text:span text:style-name="Emphasis"><text:span text:style-name="T29">Sprawdzenie na liście procesów:</text:span></text:span></text:p>
      <text:p text:style-name="P54"><text:span text:style-name="Emphasis"><text:span text:style-name="T29"/></text:span></text:p>
      <text:p text:style-name="P87"><text:span text:style-name="Emphasis"><text:span text:style-name="T51">83613@st11-lab312:~$ </text:span></text:span><text:span text:style-name="Emphasis"><text:span text:style-name="T52">ps -efa</text:span></text:span></text:p>
      <text:p text:style-name="P65"><text:span text:style-name="Emphasis"><text:span text:style-name="T51">83613</text:span></text:span><text:span text:style-name="Emphasis"><text:span text:style-name="T52"> <text:s text:c="3"/>6755 <text:s/>6038 <text:s/>0 17:47 pts/4 <text:s text:c="3"/>00:00:00 ./zad6</text:span></text:span></text:p>
      <text:p text:style-name="P65"><text:span text:style-name="Emphasis"><text:span text:style-name="T51">83613</text:span></text:span><text:span text:style-name="Emphasis"><text:span text:style-name="T52"> <text:s text:c="3"/>6756 <text:s/>6755 <text:s/>0 17:47 pts/4 <text:s text:c="3"/>00:00:00 ./zad6</text:span></text:span></text:p>
      <text:p text:style-name="P65"><text:span text:style-name="Emphasis"><text:span text:style-name="T51">83613</text:span></text:span><text:span text:style-name="Emphasis"><text:span text:style-name="T52"> <text:s text:c="3"/>6757 <text:s/>6756 <text:s/>0 17:47 pts/4 <text:s text:c="3"/>00:00:00 ./zad6</text:span></text:span></text:p>
      <text:p text:style-name="P65"><text:span text:style-name="Emphasis"><text:span text:style-name="T51">83613</text:span></text:span><text:span text:style-name="Emphasis"><text:span text:style-name="T52"> <text:s text:c="3"/>6758 <text:s/>6757 <text:s/>0 17:47 pts/4 <text:s text:c="3"/>00:00:00 ./zad6</text:span></text:span></text:p>
      <text:p text:style-name="P65"><text:span text:style-name="Emphasis"><text:span text:style-name="T51">83613</text:span></text:span><text:span text:style-name="Emphasis"><text:span text:style-name="T52"> <text:s text:c="3"/>6759 <text:s/>6758 <text:s/>0 17:47 pts/4 <text:s text:c="3"/>00:00:00 ./zad6</text:span></text:span></text:p>
      <text:p text:style-name="P65"><text:span text:style-name="Emphasis"><text:span text:style-name="T51">83613</text:span></text:span><text:span text:style-name="Emphasis"><text:span text:style-name="T52"> <text:s text:c="3"/>6760 <text:s/>6759 <text:s/>0 17:47 pts/4 <text:s text:c="3"/>00:00:00 ./zad6</text:span>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6"><text:soft-page-break/>Zadanie 7.</text:p>
      <text:p text:style-name="P79">Polecenie: <text:span text:style-name="T4">P</text:span><text:span text:style-name="T17">rzechwyceni</text:span><text:span text:style-name="T18">e</text:span><text:span text:style-name="T17"> sygnału </text:span><text:span text:style-name="Emphasis"><text:span text:style-name="T66">SIGCHLD</text:span></text:span><text:span text:style-name="T17">- wysyłanego przez dziecko w momencie zakończenia się. Zastosować przechwyceni</text:span><text:span text:style-name="T18">e </text:span><text:span text:style-name="T17">sygnału w dowolnym z wykonanych programów.</text:span></text:p>
      <text:p text:style-name="P80"><text:span text:style-name="T20">K</text:span><text:span text:style-name="T19">od źródłowy:</text:span></text:p>
      <text:p text:style-name="P73"><text:span text:style-name="T35">#include </text:span><text:span text:style-name="T37">&lt;stdio.h&gt;</text:span></text:p>
      <text:p text:style-name="P10"><text:span text:style-name="T57">#include </text:span><text:span text:style-name="T60">&lt;stdlib.h&gt;</text:span></text:p>
      <text:p text:style-name="P10"><text:span text:style-name="T57">#include </text:span><text:span text:style-name="T60">&lt;sys/types.h&gt;</text:span></text:p>
      <text:p text:style-name="P10"><text:span text:style-name="T57">#include </text:span><text:span text:style-name="T60">&lt;sys/wait.h&gt;</text:span></text:p>
      <text:p text:style-name="P10"><text:span text:style-name="T57">#include </text:span><text:span text:style-name="T60">&lt;unistd.h&gt;</text:span></text:p>
      <text:p text:style-name="P10"><text:span text:style-name="T57">#include </text:span><text:span text:style-name="T60">&lt;signal.h&gt;</text:span></text:p>
      <text:p text:style-name="P21"/>
      <text:p text:style-name="P10"><text:span text:style-name="T57">void</text:span> obsluga_zakonczenia_dziecka(<text:span text:style-name="T57">int</text:span> nr_sig)</text:p>
      <text:p text:style-name="P10">{</text:p>
      <text:p text:style-name="P15">    <text:span text:style-name="T1">printf(</text:span><text:span text:style-name="T61">"Rodzic juz sie dowiedzial o zakonczeniu procesu: %d\n"</text:span><text:span text:style-name="T1">,wait(</text:span><text:span text:style-name="T58">NULL</text:span><text:span text:style-name="T1">));</text:span></text:p>
      <text:p text:style-name="P10">}</text:p>
      <text:p text:style-name="P21"><text:span text:style-name="T59">int</text:span><text:span text:style-name="T67"> main(</text:span><text:span text:style-name="T59">void</text:span><text:span text:style-name="T67">)</text:span></text:p>
      <text:p text:style-name="P10">{</text:p>
      <text:p text:style-name="P15">    <text:span text:style-name="T1">signal(SIGCHLD,obsluga_zakonczenia_dziecka);</text:span></text:p>
      <text:p text:style-name="P15">    <text:span text:style-name="T58">int</text:span><text:span text:style-name="T1"> childpid;</text:span></text:p>
      <text:p text:style-name="P15">    <text:span text:style-name="T1">printf(</text:span><text:span text:style-name="T61">"Startuje proces macierzysty pid: %d\n"</text:span><text:span text:style-name="T1">,getpid());</text:span></text:p>
      <text:p text:style-name="P15">    <text:span text:style-name="T58">if</text:span><text:span text:style-name="T1">((childpid = fork())==-</text:span><text:span text:style-name="T63">1</text:span><text:span text:style-name="T1">)</text:span></text:p>
      <text:p text:style-name="P15">    <text:span text:style-name="T1">{</text:span></text:p>
      <text:p text:style-name="P15">        <text:span text:style-name="T1">perror(</text:span><text:span text:style-name="T61">"Nie moge forknac!"</text:span><text:span text:style-name="T1">);</text:span></text:p>
      <text:p text:style-name="P15">        <text:span text:style-name="T1">exit(</text:span><text:span text:style-name="T63">1</text:span><text:span text:style-name="T1">);</text:span></text:p>
      <text:p text:style-name="P15">    <text:span text:style-name="T1">}</text:span></text:p>
      <text:p text:style-name="P15">    <text:span text:style-name="T58">else</text:span></text:p>
      <text:p text:style-name="P15">    <text:span text:style-name="T1">{</text:span></text:p>
      <text:p text:style-name="P15">        <text:span text:style-name="T58">if</text:span><text:span text:style-name="T1">(childpid==</text:span><text:span text:style-name="T63">0</text:span><text:span text:style-name="T1">)</text:span></text:p>
      <text:p text:style-name="P15">        <text:span text:style-name="T1">{</text:span></text:p>
      <text:p text:style-name="P15">            <text:span text:style-name="T1">printf(</text:span><text:span text:style-name="T61">"Proces potomny o pidzie %d z rodzica %d\n"</text:span><text:span text:style-name="T1">,getpid(),getppid());</text:span></text:p>
      <text:p text:style-name="P15">        <text:span text:style-name="T1">}</text:span></text:p>
      <text:p text:style-name="P15">        <text:span text:style-name="T58">else</text:span></text:p>
      <text:p text:style-name="P15">        <text:span text:style-name="T1">{</text:span></text:p>
      <text:p text:style-name="P15">            <text:span text:style-name="T1">sleep(</text:span><text:span text:style-name="T63">2</text:span><text:span text:style-name="T1">);</text:span></text:p>
      <text:p text:style-name="P15">            <text:span text:style-name="T1">printf(</text:span><text:span text:style-name="T61">"Proces macierzysty o pidzie %d i dziecku %d\n"</text:span><text:span text:style-name="T1">,getpid(),childpid);</text:span></text:p>
      <text:p text:style-name="P15">        <text:span text:style-name="T1">}</text:span></text:p>
      <text:p text:style-name="P15">    <text:span text:style-name="T1">}</text:span></text:p>
      <text:p text:style-name="P15">    <text:span text:style-name="T1">exit(</text:span><text:span text:style-name="T63">0</text:span><text:span text:style-name="T1">);</text:span></text:p>
      <text:p text:style-name="P10">}</text:p>
      <text:p text:style-name="P10"/>
      <text:p text:style-name="P76">Działanie:</text:p>
      <text:p text:style-name="P86"><text:span text:style-name="Emphasis"><text:span text:style-name="T6">83613@st11-lab312:~$ </text:span></text:span><text:span text:style-name="Emphasis"><text:span text:style-name="T7">gcc zad</text:span></text:span><text:span text:style-name="Emphasis"><text:span text:style-name="T12">7</text:span></text:span><text:span text:style-name="Emphasis"><text:span text:style-name="T7">.c -Wall -o zad</text:span></text:span><text:span text:style-name="Emphasis"><text:span text:style-name="T12">7</text:span></text:span></text:p>
      <text:p text:style-name="P85"><text:span text:style-name="Emphasis"><text:span text:style-name="T24">83613@st11-lab312:~$ ./</text:span></text:span><text:span text:style-name="Emphasis"><text:span text:style-name="T23">za</text:span></text:span><text:span text:style-name="Emphasis"><text:span text:style-name="T27">d</text:span></text:span><text:span text:style-name="Emphasis"><text:span text:style-name="T30">7</text:span></text:span></text:p>
      <text:p text:style-name="P85"><text:span text:style-name="Emphasis"><text:span text:style-name="T30">Startuje proces macierzysty pid: 6953</text:span></text:span></text:p>
      <text:p text:style-name="P85"><text:span text:style-name="Emphasis"><text:span text:style-name="T30">Proces potomny o pidzie 6954 z rodzica 6953</text:span></text:span></text:p>
      <text:p text:style-name="P85"><text:span text:style-name="Emphasis"><text:span text:style-name="T30">Rodzic juz sie dowiedzial o zakonczeniu procesu: 6954</text:span></text:span></text:p>
      <text:p text:style-name="P85"><text:span text:style-name="Emphasis"><text:span text:style-name="T30">Proces macierzysty o pidzie 6953 i dziecku 6954</text:span></text:span></text:p>
      <text:p text:style-name="P85"><text:span text:style-name="Emphasis"><text:span text:style-name="T30"/></text:span></text:p>
      <text:p text:style-name="P85"><text:span text:style-name="Emphasis"><text:span text:style-name="T30"/></text:span></text:p>
      <text:p text:style-name="P85"><text:soft-page-break/><text:span text:style-name="Emphasis"><text:span text:style-name="T38">Wnioski.</text:span></text:span></text:p>
      <text:p text:style-name="P85"><text:span text:style-name="Emphasis"><text:span text:style-name="T39"/></text:span></text:p>
      <text:p text:style-name="P85"><text:span text:style-name="Emphasis"><text:span text:style-name="T33">Dzięki laboratorium zapoznałem się z funkcjami do obsługi procesów takimi jak: fork, wait, signal oraz exit. Poprzez zastosowanie prawidłowych funkcji mogłem stworzyć proces macierzysty oraz procesy potomne. <text:s text:c="14"/>Na podstawie zadań laboratoryjnych mogłem poznać praktyczną stronę tworzenia procesów sierot oraz zombie, właściwe stosowanie funkcji wait czy poznać zasadę tworzenia oraz działania procedury obsługi sygnału. Reasumując wiedza z zakresu procesów przyda się w celu zrozumienia działania programów współbieżnych. <text:s text:c="10"/>Na laboratorium nie wystąpiły żadne problemy. </text:span></text:span></text:p>
      <text:p text:style-name="P80"><text:span text:style-name="T19"/></text:p>
      <text:p text:style-name="P80"><text:span text:style-name="T19"/>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Lucida Grande" svg:font-family="'Lucida Grande', Verdana, Lucida, Helvetica, Arial, sans-serif"/>
    <style:font-face style:name="Monaco" svg:font-family="Monaco, 'Courier New', Courier, monospace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0-23T22:08:17.328463841</dc:date>
    <meta:print-date>2016-11-05T21:24:00Z</meta:print-date>
    <meta:editing-cycles>18</meta:editing-cycles>
    <meta:editing-duration>PT1H10M27S</meta:editing-duration>
    <meta:document-statistic meta:table-count="1" meta:image-count="0" meta:object-count="0" meta:page-count="11" meta:paragraph-count="356" meta:word-count="1624" meta:character-count="13064" meta:non-whitespace-character-count="10321"/>
    <meta:template xlink:type="simple" xlink:actuate="onRequest" xlink:title="" xlink:href="../../Pobrane/Sprawozdanie%20(1).odt/Normal.dotm"/>
  </office:meta>
</office:document-meta>
</file>